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eda7" officeooo:paragraph-rsid="0007eda7"/>
    </style:style>
    <style:style style:name="P2" style:family="paragraph" style:parent-style-name="Standard" style:list-style-name="L1">
      <style:text-properties officeooo:rsid="0007eda7" officeooo:paragraph-rsid="0007eda7"/>
    </style:style>
    <style:style style:name="P3" style:family="paragraph" style:parent-style-name="Standard" style:list-style-name="L2">
      <style:text-properties officeooo:rsid="0007eda7" officeooo:paragraph-rsid="0007ed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rogramowanie tworzone na potrzeby projektu będzie podzielone na trzy moduły:</text:p>
      <text:list xml:id="list6075137185723898716" text:style-name="L1">
        <text:list-item>
          <text:p text:style-name="P2">moduł zawierający funkcje służące do obsługi regulatorów PID,</text:p>
        </text:list-item>
        <text:list-item>
          <text:p text:style-name="P2">moduł zawierający funkcje służące do odczytywania wielkości fizycznych mierzonych przez czujniki,</text:p>
        </text:list-item>
        <text:list-item>
          <text:p text:style-name="P2">moduł umożliwiający komunikację systemu ze sterowanym obiektem.</text:p>
        </text:list-item>
      </text:list>
      <text:p text:style-name="P1">Taka architektura zapewni szereg możliwości:</text:p>
      <text:list xml:id="list4324649082731325592" text:style-name="L2">
        <text:list-item>
          <text:p text:style-name="P3">możliwość łatwego testowania poszczególnych funkcji oprogramowania,</text:p>
        </text:list-item>
        <text:list-item>
          <text:p text:style-name="P3">możliwość łatwej implementacji modułów na innych urządzeniach,</text:p>
        </text:list-item>
        <text:list-item>
          <text:p text:style-name="P3">wyraźny podział obowiązków na uczestników projektu,</text:p>
        </text:list-item>
        <text:list-item>
          <text:p text:style-name="P3">możliwość bezkonfliktowej pracy z wykorzystaniem systemu kontroli wersj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S</meta:editing-duration>
    <meta:editing-cycles>3</meta:editing-cycles>
    <meta:generator>LibreOffice/5.2.7.2$Windows_X86_64 LibreOffice_project/2b7f1e640c46ceb28adf43ee075a6e8b8439ed10</meta:generator>
    <dc:date>2017-11-18T13:19:17.492000000</dc:date>
    <meta:document-statistic meta:table-count="0" meta:image-count="0" meta:object-count="0" meta:page-count="1" meta:paragraph-count="9" meta:word-count="75" meta:character-count="603" meta:non-whitespace-character-count="544"/>
    <meta:user-defined meta:name="Info 1"/>
    <meta:user-defined meta:name="Info 2"/>
    <meta:user-defined meta:name="Info 3"/>
    <meta:user-defined meta:name="Info 4"/>
  </office:meta>
</office:document-meta>
</file>